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1FBBD432A9EB74590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9114" officeooo:paragraph-rsid="001391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tyle="normal" fo:font-weight="normal" officeooo:rsid="00139114" officeooo:paragraph-rsid="0013911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byssinica SIL" fo:font-style="normal" fo:font-weight="normal" officeooo:rsid="00139114" officeooo:paragraph-rsid="0013911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2pt" fo:font-style="normal" fo:font-weight="normal" officeooo:rsid="001548b3" officeooo:paragraph-rsid="001548b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6920d" officeooo:paragraph-rsid="0016920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6984e" officeooo:paragraph-rsid="0016984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86c19" officeooo:paragraph-rsid="0016984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86c19" officeooo:paragraph-rsid="00186c1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9f71e" officeooo:paragraph-rsid="0019f71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548b3" officeooo:paragraph-rsid="001548b3" style:font-size-asian="21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6920d" officeooo:paragraph-rsid="0016920d" style:font-size-asian="21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24pt" fo:font-style="normal" fo:font-weight="bold" officeooo:rsid="0019f71e" officeooo:paragraph-rsid="0019f71e" style:font-size-asian="21pt" style:font-style-asian="normal" style:font-weight-asian="bold" style:font-size-complex="2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39114" officeooo:paragraph-rsid="0013911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1c82be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13.5pt" fo:font-style="normal" fo:font-weight="bold" officeooo:rsid="001548b3" officeooo:paragraph-rsid="001548b3" style:font-size-asian="21pt" style:font-style-asian="normal" style:font-weight-asian="bold" style:font-size-complex="2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9.75pt" fo:font-style="normal" fo:font-weight="normal" officeooo:rsid="0019f71e" officeooo:paragraph-rsid="0016920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2pt" fo:font-style="normal" fo:font-weight="normal" officeooo:rsid="0016920d" officeooo:paragraph-rsid="0016920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82be"/>
    </style:style>
    <style:style style:name="T3" style:family="text">
      <style:text-properties style:font-name="sans-serif" fo:font-size="17.25pt"/>
    </style:style>
    <style:style style:name="T4" style:family="text">
      <style:text-properties style:font-name="sans-serif" fo:font-size="15.75pt"/>
    </style:style>
    <style:style style:name="T5" style:family="text">
      <style:text-properties style:font-name="sans-serif" fo:font-size="9.75pt"/>
    </style:style>
    <style:style style:name="T6" style:family="text">
      <style:text-properties style:font-name="sans-serif" fo:font-size="8.2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9114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7.25pt"/>
    </style:style>
    <style:style style:name="T11" style:family="text">
      <style:text-properties style:font-name="Liberation Serif" fo:font-size="17.25pt" fo:font-weight="bold" style:font-weight-asian="bold" style:font-weight-complex="bold"/>
    </style:style>
    <style:style style:name="T12" style:family="text">
      <style:text-properties style:font-name="Liberation Serif" fo:font-size="15.75pt"/>
    </style:style>
    <style:style style:name="T13" style:family="text">
      <style:text-properties style:font-name="Liberation Serif" fo:font-size="15.75pt" fo:font-weight="bold" style:font-weight-asian="bold" style:font-weight-complex="bold"/>
    </style:style>
    <style:style style:name="T14" style:family="text">
      <style:text-properties style:font-name="Liberation Serif" fo:font-weight="bold" style:font-weight-asian="bold" style:font-weight-complex="bold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<text:span text:style-name="T1">УНИВЕРСИТЕТ</text:span> ДРУЖБЫ НАРОДОВ </text:p>
      <text:p text:style-name="P1">Факультет физико-математических и естественных наук</text:p>
      <text:p text:style-name="P1">Направление Бизнес-информатика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3</text:p>
      <text:p text:style-name="P14"><text:span text:style-name="T8">«</text:span><text:span text:style-name="T15">Язык разметки<text:line-break/>Markdown</text:span><text:span text:style-name="T8">»</text:span></text:p>
      <text:p text:style-name="P1"/>
      <text:p text:style-name="P2">дисциплина: Архитектура компьютер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: Егоров Артём</text:p>
      <text:p text:style-name="P3">Группа: НБИбд-04-22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022</text:p>
      <text:p text:style-name="P15">Цель работы</text:p>
      <text:p text:style-name="P10"/>
      <text:p text:style-name="P4"><text:span text:style-name="T5">Целью работы является освоение процедуры оформления отчетов с помощью</text:span><text:line-break/><text:span text:style-name="T5">легковесного языка разметки</text:span> <text:span text:style-name="T6">Markdown</text:span><text:span text:style-name="T5">.</text:span> </text:p>
      <text:p text:style-name="P4"/>
      <text:p text:style-name="P4"/>
      <text:p text:style-name="P11">Выполнение лабораторной работы</text:p>
      <text:p text:style-name="P11"/>
      <text:p text:style-name="P16">1. Откройте терминал</text:p>
      <text:p text:style-name="P16">2. Перейдите в каталог курса сформированный при выполнении лабораторной работы 2</text:p>
      <text:p text:style-name="P16"><draw:frame draw:style-name="fr1" draw:name="Изображение1" text:anchor-type="char" svg:x="-0.079cm" svg:y="0.753cm" svg:width="17cm" svg:height="0.677cm" draw:z-index="0"><draw:image xlink:href="Pictures/10000001000003090000001FBBD432A9EB74590E.png" xlink:type="simple" xlink:show="embed" xlink:actuate="onLoad" draw:mime-type="image/png"/></draw:frame><text:span text:style-name="T16">cd</text:span> <text:span text:style-name="T16">~/work/study/2022-2023/"Архитектура</text:span> <text:span text:style-name="T16">компьютера"/arcPC/labs/lab0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02:46:19.487255545</meta:creation-date>
    <dc:date>2022-12-05T12:52:36.014505785</dc:date>
    <meta:editing-duration>PT28M20S</meta:editing-duration>
    <meta:editing-cycles>6</meta:editing-cycles>
    <meta:generator>LibreOffice/7.4.1.2$Linux_X86_64 LibreOffice_project/40$Build-2</meta:generator>
    <meta:document-statistic meta:table-count="0" meta:image-count="1" meta:object-count="0" meta:page-count="2" meta:paragraph-count="16" meta:word-count="63" meta:character-count="568" meta:non-whitespace-character-count="518"/>
  </office:meta>
</office:document-meta>
</file>